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884f7"/>
    </style:style>
    <style:style style:name="T1" style:family="text">
      <style:text-properties officeooo:rsid="0016fc19"/>
    </style:style>
    <style:style style:name="T2" style:family="text">
      <style:text-properties officeooo:rsid="001884f7"/>
    </style:style>
    <style:style style:name="T3" style:family="text">
      <style:text-properties officeooo:rsid="001c19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El documento describe una aproximación a la representación computacional de una abstracción, describiendo el trabajo en lenguajes de alto nivel y programación estructurada.</text:span></text:p>
      <text:p text:style-name="P1"><text:tab/><text:span text:style-name="T1">Un lenguaje de alto nivel pretende ofrecer a un usuario una serie de abstracciones (tipos y estructuras de datos, operaciones, etc) que le hagan trabajar más cómodamente sin tener que preocuparse de como están implementadas estas y solo sabiendo lo que hacen, haciendo así que solo tenga que preocuparse de resolver su problema. La programación estructurada en su lugar pretende crear un disciplina en la que el programador crea primeramente una solución al problema de forma abstracta sin preocuparse de como se implementan las operaciones o datos que use (abstracciones). Una vez que e programador ha resuelto su problema se centra en construir esas abstracciones por medio de otras, por ejemplo si ha usado una lista para su problema creará una abstracción para definir la lista. El problema estará resuelto cuando todas las abstracciones hayan sido definidas, creando así un programa bien estructurado. Ambos trabajos se relacionan en que ambos usan abstracciones para que el usuario solo tenga que preocuparse de su problema y no de como se implementan estas. </text:span></text:p>
      <text:p text:style-name="P1"><text:span text:style-name="T1"><text:tab/>Se espera de una abstracción en programación que se defina el que se hace y no el como lo hace. En los lenguajes tradicionales los procedimientos son muy importantes porque permiten la descomposición de un problema en partes además de que al usarlos solo te preocupas de lo que hacen y no de como lo hacen.</text:span></text:p>
      <text:p text:style-name="P1"><text:tab/><text:span text:style-name="T2">Un tipo abstracto de dato(TAD) es la definición de una clase abstracta de un objeto completamente caracterizada por las operaciones que realiza. Esto captura la esencia de un dato abstracto puesto que al usarlos el usuario solo se preocupa de que hace el TAD y no de como está definido en su interior. Por ejemplo el tipo entero, cuando se usa uno solo está interesado en declarar un entero y hacer operaciones con él (sumar , restar multiplicar, etc) no en tratarlo como una cadena de bits, además quiere estar protegido de no poder hacer mal uso de él, como por ejemplo sumarlo a un carácter. Este caso es un tipo de dato que está definido a un nivel más bajo, pero un buen lenguaje de programación debe permitir definir tipos de datos en el mismo nivel que el lenguaje por medio de enlaces entre ficheros (por ejemplo un tipo de dato lista está definido en un fichero y cuando se crea un objeto de este tipo se enlaza con este para que se ejecuten sus procedimientos), a esto se le llama operation cluster o librerías. </text:span></text:p>
      <text:p text:style-name="P1"><text:tab/><text:span text:style-name="T3">Por último en el lenguaje presentado las operaciones son definidas como cualquier otro procedimiento solo que estas pueden acceder a las rep (variables del TAD invisibles al usuario final) del TAD para modificarlas, poniendo de ejemplo de nuevo una lista una operación podría ser añadir al final y en esta se accedería a una variable índice, que sería un rep, <text:s/>para aumentarla.</text:span></text:p>
      <text:p text:style-name="P1"><text:tab/></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0:00:29.815335260</meta:creation-date>
    <dc:date>2019-02-24T21:58:35.747018517</dc:date>
    <meta:editing-duration>PT13M23S</meta:editing-duration>
    <meta:editing-cycles>2</meta:editing-cycles>
    <meta:generator>LibreOffice/6.0.7.3$Linux_X86_64 LibreOffice_project/00m0$Build-3</meta:generator>
    <meta:document-statistic meta:table-count="0" meta:image-count="0" meta:object-count="0" meta:page-count="1" meta:paragraph-count="7" meta:word-count="497" meta:character-count="2949" meta:non-whitespace-character-count="2447"/>
  </office:meta>
</office:document-meta>
</file>